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svg:stroke-width="0cm" draw:marker-start-width="0.2cm" draw:marker-end="Arrow" draw:marker-end-width="0.2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2cm" fo:min-width="0.5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0.98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1.1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0.7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8cm" fo:min-width="0.9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0.9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0.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0.76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8cm" fo:min-width="0.4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1.017cm"/>
    </style:style>
    <style:style style:name="gr14" style:family="graphic" style:parent-style-name="standard">
      <style:graphic-properties svg:stroke-width="0cm" draw:marker-start-width="0.2cm" draw:marker-end="Arrow" draw:marker-end-width="0.2cm" draw:fill="solid" draw:fill-color="#00cccc" draw:textarea-horizontal-align="center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1.62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1cm" fo:min-width="1.3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2cm" fo:min-width="1.1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45cm" fo:min-width="1.3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cm" fo:min-width="1.5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01cm" fo:min-width="1.2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78cm" fo:min-width="1.45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8cm" fo:min-width="0.852cm"/>
    </style:style>
    <style:style style:name="gr23" style:family="graphic" style:parent-style-name="standard">
      <style:graphic-properties svg:stroke-width="0.2cm" svg:stroke-color="#008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472cm" fo:min-width="3.382cm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4.286cm"/>
    </style:style>
    <style:style style:name="gr28" style:family="graphic" style:parent-style-name="standard">
      <style:graphic-properties svg:stroke-width="0.2cm" svg:stroke-color="#b847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36cm" fo:min-width="1.267cm"/>
    </style:style>
    <style:style style:name="P1" style:family="paragraph">
      <style:paragraph-properties fo:text-align="center"/>
    </style:style>
    <style:style style:name="P2" style:family="paragraph">
      <style:text-properties fo:font-family="'Liberation Serif'" style:font-family-generic="roman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text-properties fo:color="#00ff00" fo:font-size="13pt" style:font-size-asian="18pt" style:font-size-complex="18pt"/>
    </style:style>
    <style:style style:name="P5" style:family="paragraph">
      <style:text-properties fo:color="#ff420e" fo:font-size="13pt" style:font-size-asian="18pt" style:font-size-complex="18pt"/>
    </style:style>
    <style:style style:name="P6" style:family="paragraph">
      <style:text-properties fo:color="#000080" fo:font-size="10pt" style:font-size-asian="10pt" style:font-size-complex="10pt"/>
    </style:style>
    <style:style style:name="T1" style:family="text">
      <style:text-properties fo:font-family="'Liberation Serif'" style:font-family-generic="roman" style:font-pitch="variable" fo:font-size="10pt" style:font-size-asian="10pt" style:font-size-complex="10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94bd5e" fo:font-size="13pt" style:font-size-asian="18pt" style:font-size-complex="18pt"/>
    </style:style>
    <style:style style:name="T4" style:family="text">
      <style:text-properties fo:color="#00ff00" fo:font-size="13pt" style:font-size-asian="18pt" style:font-size-complex="18pt"/>
    </style:style>
    <style:style style:name="T5" style:family="text">
      <style:text-properties fo:color="#ff420e" fo:font-size="13pt" style:font-size-asian="18pt" style:font-size-complex="18pt"/>
    </style:style>
    <style:style style:name="T6" style:family="text">
      <style:text-properties fo:color="#00008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line draw:style-name="gr1" draw:text-style-name="P1" draw:layer="layout" svg:x1="1.366cm" svg:y1="5.961cm" svg:x2="1.366cm" svg:y2="7.792cm">
          <text:p/>
        </draw:line>
        <draw:line draw:style-name="gr2" draw:text-style-name="P1" draw:layer="layout" svg:x1="3.541cm" svg:y1="5.961cm" svg:x2="3.541cm" svg:y2="6.877cm">
          <text:p/>
        </draw:line>
        <draw:line draw:style-name="gr2" draw:text-style-name="P1" draw:layer="layout" svg:x1="4.317cm" svg:y1="5.961cm" svg:x2="4.317cm" svg:y2="6.877cm">
          <text:p/>
        </draw:line>
        <draw:line draw:style-name="gr2" draw:text-style-name="P1" draw:layer="layout" svg:x1="5.094cm" svg:y1="5.961cm" svg:x2="5.094cm" svg:y2="6.877cm">
          <text:p/>
        </draw:line>
        <draw:line draw:style-name="gr2" draw:text-style-name="P1" draw:layer="layout" svg:x1="5.871cm" svg:y1="5.961cm" svg:x2="5.871cm" svg:y2="6.877cm">
          <text:p/>
        </draw:line>
        <draw:line draw:style-name="gr2" draw:text-style-name="P1" draw:layer="layout" svg:x1="6.648cm" svg:y1="5.961cm" svg:x2="6.648cm" svg:y2="6.877cm">
          <text:p/>
        </draw:line>
        <draw:line draw:style-name="gr2" draw:text-style-name="P1" draw:layer="layout" svg:x1="7.424cm" svg:y1="5.961cm" svg:x2="7.424cm" svg:y2="6.877cm">
          <text:p/>
        </draw:line>
        <draw:line draw:style-name="gr2" draw:text-style-name="P1" draw:layer="layout" svg:x1="8.201cm" svg:y1="5.961cm" svg:x2="8.201cm" svg:y2="6.877cm">
          <text:p/>
        </draw:line>
        <draw:line draw:style-name="gr3" draw:text-style-name="P1" draw:layer="layout" svg:x1="5.871cm" svg:y1="5.961cm" svg:x2="5.871cm" svg:y2="7.792cm">
          <text:p/>
        </draw:line>
        <draw:line draw:style-name="gr2" draw:text-style-name="P1" draw:layer="layout" svg:x1="9.754cm" svg:y1="5.961cm" svg:x2="9.754cm" svg:y2="6.877cm">
          <text:p/>
        </draw:line>
        <draw:line draw:style-name="gr2" draw:text-style-name="P1" draw:layer="layout" svg:x1="10.531cm" svg:y1="5.961cm" svg:x2="10.531cm" svg:y2="6.877cm">
          <text:p/>
        </draw:line>
        <draw:line draw:style-name="gr2" draw:text-style-name="P1" draw:layer="layout" svg:x1="11.141cm" svg:y1="5.961cm" svg:x2="11.141cm" svg:y2="6.877cm">
          <text:p/>
        </draw:line>
        <draw:line draw:style-name="gr3" draw:text-style-name="P1" draw:layer="layout" svg:x1="11.995cm" svg:y1="5.961cm" svg:x2="11.995cm" svg:y2="7.792cm">
          <text:p/>
        </draw:line>
        <draw:line draw:style-name="gr2" draw:text-style-name="P1" draw:layer="layout" svg:x1="12.939cm" svg:y1="5.961cm" svg:x2="12.939cm" svg:y2="6.877cm">
          <text:p/>
        </draw:line>
        <draw:line draw:style-name="gr2" draw:text-style-name="P1" draw:layer="layout" svg:x1="14.414cm" svg:y1="5.961cm" svg:x2="14.414cm" svg:y2="6.877cm">
          <text:p/>
        </draw:line>
        <draw:line draw:style-name="gr2" draw:text-style-name="P1" draw:layer="layout" svg:x1="15.968cm" svg:y1="5.961cm" svg:x2="15.968cm" svg:y2="6.877cm">
          <text:p/>
        </draw:line>
        <draw:line draw:style-name="gr2" draw:text-style-name="P1" draw:layer="layout" svg:x1="16.656cm" svg:y1="5.961cm" svg:x2="16.656cm" svg:y2="6.877cm">
          <text:p/>
        </draw:line>
        <draw:line draw:style-name="gr2" draw:text-style-name="P1" draw:layer="layout" svg:x1="18.209cm" svg:y1="5.961cm" svg:x2="18.209cm" svg:y2="6.877cm">
          <text:p/>
        </draw:line>
        <draw:line draw:style-name="gr2" draw:text-style-name="P1" draw:layer="layout" svg:x1="19.94cm" svg:y1="5.961cm" svg:x2="19.94cm" svg:y2="6.877cm">
          <text:p/>
        </draw:line>
        <draw:line draw:style-name="gr2" draw:text-style-name="P1" draw:layer="layout" svg:x1="21.405cm" svg:y1="5.961cm" svg:x2="21.405cm" svg:y2="6.877cm">
          <text:p/>
        </draw:line>
        <draw:frame draw:style-name="gr4" draw:text-style-name="P2" draw:layer="layout" svg:width="1.188cm" svg:height="2.192cm" svg:x="1.367cm" svg:y="5.775cm">
          <draw:text-box>
            <text:p><text:span text:style-name="T1">1 wk</text:span></text:p>
          </draw:text-box>
        </draw:frame>
        <draw:frame draw:style-name="gr5" draw:text-style-name="P3" draw:layer="layout" svg:width="1.67cm" svg:height="2.267cm" svg:x="0.9cm" svg:y="7.669cm">
          <draw:text-box>
            <text:p text:style-name="P1"><text:span text:style-name="T2">kick-off</text:span></text:p>
          </draw:text-box>
        </draw:frame>
        <draw:frame draw:style-name="gr6" draw:text-style-name="P3" draw:layer="layout" svg:width="1.882cm" svg:height="2.267cm" svg:x="5.135cm" svg:y="7.644cm">
          <draw:text-box>
            <text:p text:style-name="P1"><text:span text:style-name="T2">planning</text:span></text:p>
          </draw:text-box>
        </draw:frame>
        <draw:frame draw:style-name="gr7" draw:text-style-name="P3" draw:layer="layout" svg:width="1.395cm" svg:height="2.267cm" svg:x="11.541cm" svg:y="7.669cm">
          <draw:text-box>
            <text:p text:style-name="P1"><text:span text:style-name="T2">alpha</text:span></text:p>
          </draw:text-box>
        </draw:frame>
        <draw:line draw:style-name="gr3" draw:text-style-name="P1" draw:layer="layout" svg:x1="13.639cm" svg:y1="5.962cm" svg:x2="13.639cm" svg:y2="7.793cm">
          <text:p/>
        </draw:line>
        <draw:frame draw:style-name="gr8" draw:text-style-name="P3" draw:layer="layout" svg:width="1.598cm" svg:height="2.268cm" svg:x="13.018cm" svg:y="7.67cm">
          <draw:text-box>
            <text:p text:style-name="P1"><text:span text:style-name="T2">alpha2</text:span></text:p>
          </draw:text-box>
        </draw:frame>
        <draw:line draw:style-name="gr3" draw:text-style-name="P1" draw:layer="layout" svg:x1="15.192cm" svg:y1="5.963cm" svg:x2="15.192cm" svg:y2="7.794cm">
          <text:p/>
        </draw:line>
        <draw:frame draw:style-name="gr9" draw:text-style-name="P3" draw:layer="layout" svg:width="1.598cm" svg:height="2.267cm" svg:x="14.572cm" svg:y="7.671cm">
          <draw:text-box>
            <text:p text:style-name="P1"><text:span text:style-name="T2">alpha3</text:span></text:p>
          </draw:text-box>
        </draw:frame>
        <draw:line draw:style-name="gr3" draw:text-style-name="P1" draw:layer="layout" svg:x1="17.433cm" svg:y1="5.964cm" svg:x2="17.433cm" svg:y2="7.795cm">
          <text:p/>
        </draw:line>
        <draw:frame draw:style-name="gr10" draw:text-style-name="P3" draw:layer="layout" svg:width="1.213cm" svg:height="2.267cm" svg:x="17.057cm" svg:y="7.672cm">
          <draw:text-box>
            <text:p text:style-name="P1"><text:span text:style-name="T2">beta</text:span></text:p>
          </draw:text-box>
        </draw:frame>
        <draw:line draw:style-name="gr3" draw:text-style-name="P1" draw:layer="layout" svg:x1="19.075cm" svg:y1="5.961cm" svg:x2="19.075cm" svg:y2="7.792cm">
          <text:p/>
        </draw:line>
        <draw:frame draw:style-name="gr11" draw:text-style-name="P3" draw:layer="layout" svg:width="1.416cm" svg:height="2.267cm" svg:x="18.532cm" svg:y="7.669cm">
          <draw:text-box>
            <text:p text:style-name="P1"><text:span text:style-name="T2">beta2</text:span></text:p>
          </draw:text-box>
        </draw:frame>
        <draw:line draw:style-name="gr3" draw:text-style-name="P1" draw:layer="layout" svg:x1="20.629cm" svg:y1="5.962cm" svg:x2="20.629cm" svg:y2="7.793cm">
          <text:p/>
        </draw:line>
        <draw:frame draw:style-name="gr12" draw:text-style-name="P3" draw:layer="layout" svg:width="1.035cm" svg:height="2.268cm" svg:x="20.241cm" svg:y="7.67cm">
          <draw:text-box>
            <text:p text:style-name="P1"><text:span text:style-name="T2">RC</text:span></text:p>
          </draw:text-box>
        </draw:frame>
        <draw:line draw:style-name="gr1" draw:text-style-name="P1" draw:layer="layout" svg:x1="22.181cm" svg:y1="5.961cm" svg:x2="22.181cm" svg:y2="7.792cm">
          <text:p/>
        </draw:line>
        <draw:frame draw:style-name="gr13" draw:text-style-name="P3" draw:layer="layout" svg:width="1.704cm" svg:height="2.267cm" svg:x="21.483cm" svg:y="7.669cm">
          <draw:text-box>
            <text:p text:style-name="P1"><text:span text:style-name="T2">release</text:span></text:p>
          </draw:text-box>
        </draw:frame>
        <draw:line draw:style-name="gr2" draw:text-style-name="P1" draw:layer="layout" svg:x1="8.978cm" svg:y1="5.961cm" svg:x2="8.978cm" svg:y2="6.877cm">
          <text:p/>
        </draw:line>
        <draw:line draw:style-name="gr2" draw:text-style-name="P1" draw:layer="layout" svg:x1="11.995cm" svg:y1="5.961cm" svg:x2="11.995cm" svg:y2="6.877cm">
          <text:p/>
        </draw:line>
        <draw:line draw:style-name="gr2" draw:text-style-name="P1" draw:layer="layout" svg:x1="2.143cm" svg:y1="5.961cm" svg:x2="2.143cm" svg:y2="6.877cm">
          <text:p/>
        </draw:line>
        <draw:line draw:style-name="gr2" draw:text-style-name="P1" draw:layer="layout" svg:x1="2.842cm" svg:y1="5.961cm" svg:x2="2.842cm" svg:y2="6.877cm">
          <text:p/>
        </draw:line>
        <draw:line draw:style-name="gr14" draw:text-style-name="P1" draw:layer="layout" svg:x1="4.317cm" svg:y1="5.961cm" svg:x2="4.317cm" svg:y2="9.109cm">
          <text:p/>
        </draw:line>
        <draw:frame draw:style-name="gr6" draw:text-style-name="P3" draw:layer="layout" svg:width="1.882cm" svg:height="2.267cm" svg:x="3.58cm" svg:y="9.127cm">
          <draw:text-box>
            <text:p text:style-name="P1"><text:span text:style-name="T2">feature</text:span></text:p>
            <text:p text:style-name="P1"><text:span text:style-name="T2">request</text:span></text:p>
            <text:p text:style-name="P1"><text:span text:style-name="T2">deadline</text:span></text:p>
          </draw:text-box>
        </draw:frame>
        <draw:line draw:style-name="gr14" draw:text-style-name="P1" draw:layer="layout" svg:x1="5.095cm" svg:y1="6.764cm" svg:x2="5.089cm" svg:y2="10.949cm">
          <text:p/>
        </draw:line>
        <draw:frame draw:style-name="gr15" draw:text-style-name="P3" draw:layer="layout" svg:width="2.382cm" svg:height="2.267cm" svg:x="3.837cm" svg:y="10.798cm">
          <draw:text-box>
            <text:p text:style-name="P1"><text:span text:style-name="T2">feature</text:span></text:p>
            <text:p text:style-name="P1"><text:span text:style-name="T2">acceptence</text:span></text:p>
            <text:p text:style-name="P1"><text:span text:style-name="T2">deadline</text:span></text:p>
          </draw:text-box>
        </draw:frame>
        <draw:line draw:style-name="gr14" draw:text-style-name="P1" draw:layer="layout" svg:x1="5.871cm" svg:y1="6.765cm" svg:x2="5.865cm" svg:y2="10.95cm">
          <text:p/>
        </draw:line>
        <draw:frame draw:style-name="gr16" draw:text-style-name="P3" draw:layer="layout" svg:width="2.111cm" svg:height="3.128cm" svg:x="5.133cm" svg:y="10.776cm">
          <draw:text-box>
            <text:p text:style-name="P1"><text:span text:style-name="T2">feature</text:span></text:p>
            <text:p text:style-name="P1"><text:span text:style-name="T2">list</text:span></text:p>
            <text:p text:style-name="P1"><text:span text:style-name="T2">and</text:span></text:p>
            <text:p text:style-name="P1"><text:span text:style-name="T2">release</text:span></text:p>
            <text:p text:style-name="P1"><text:span text:style-name="T2">plan</text:span></text:p>
            <text:p text:style-name="P1"><text:span text:style-name="T2">announce</text:span></text:p>
            <text:p text:style-name="P1"><text:span text:style-name="T2"/></text:p>
          </draw:text-box>
        </draw:frame>
        <draw:line draw:style-name="gr14" draw:text-style-name="P1" draw:layer="layout" svg:x1="11.142cm" svg:y1="6.765cm" svg:x2="11.136cm" svg:y2="10.95cm">
          <text:p/>
        </draw:line>
        <draw:frame draw:style-name="gr17" draw:text-style-name="P3" draw:layer="layout" svg:width="1.882cm" svg:height="2.717cm" svg:x="10.62cm" svg:y="11.011cm">
          <draw:text-box>
            <text:p text:style-name="P1"><text:span text:style-name="T2">high</text:span></text:p>
            <text:p text:style-name="P1"><text:span text:style-name="T2">priority</text:span></text:p>
            <text:p text:style-name="P1"><text:span text:style-name="T2">features</text:span></text:p>
            <text:p text:style-name="P1"><text:span text:style-name="T2">deadline</text:span></text:p>
            <text:p text:style-name="P1"><text:span text:style-name="T2"/></text:p>
            <text:p text:style-name="P1"><text:span text:style-name="T2"/></text:p>
          </draw:text-box>
        </draw:frame>
        <draw:line draw:style-name="gr14" draw:text-style-name="P1" draw:layer="layout" svg:x1="12.939cm" svg:y1="6.858cm" svg:x2="12.933cm" svg:y2="11.043cm">
          <text:p/>
        </draw:line>
        <draw:frame draw:style-name="gr17" draw:text-style-name="P3" draw:layer="layout" svg:width="1.882cm" svg:height="2.717cm" svg:x="12.239cm" svg:y="11.024cm">
          <draw:text-box>
            <text:p text:style-name="P1"><text:span text:style-name="T2">medium</text:span></text:p>
            <text:p text:style-name="P1"><text:span text:style-name="T2">priority</text:span></text:p>
            <text:p text:style-name="P1"><text:span text:style-name="T2">features</text:span></text:p>
            <text:p text:style-name="P1"><text:span text:style-name="T2">deadline</text:span></text:p>
            <text:p text:style-name="P1"><text:span text:style-name="T2"/></text:p>
            <text:p text:style-name="P1"><text:span text:style-name="T2"/></text:p>
          </draw:text-box>
        </draw:frame>
        <draw:line draw:style-name="gr14" draw:text-style-name="P1" draw:layer="layout" svg:x1="14.415cm" svg:y1="6.859cm" svg:x2="14.409cm" svg:y2="11.044cm">
          <text:p/>
        </draw:line>
        <draw:frame draw:style-name="gr18" draw:text-style-name="P3" draw:layer="layout" svg:width="2.111cm" svg:height="5.594cm" svg:x="13.637cm" svg:y="11.024cm">
          <draw:text-box>
            <text:p text:style-name="P1"><text:span text:style-name="T2">low</text:span></text:p>
            <text:p text:style-name="P1"><text:span text:style-name="T2">priority</text:span></text:p>
            <text:p text:style-name="P1"><text:span text:style-name="T2">features</text:span></text:p>
            <text:p text:style-name="P1"><text:span text:style-name="T2">deadline</text:span></text:p>
            <text:p text:style-name="P1"><text:span text:style-name="T2"/></text:p>
            <text:p text:style-name="P1"><text:span text:style-name="T2">Feture</text:span></text:p>
            <text:p text:style-name="P1"><text:span text:style-name="T2">Freeze</text:span></text:p>
            <text:p text:style-name="P1"><text:span text:style-name="T2"/></text:p>
            <text:p text:style-name="P1"><text:span text:style-name="T2">String</text:span></text:p>
            <text:p text:style-name="P1"><text:span text:style-name="T2">Freeze</text:span></text:p>
            <text:p text:style-name="P1"><text:span text:style-name="T2"/></text:p>
            <text:p text:style-name="P1"><text:span text:style-name="T2">Repo</text:span></text:p>
            <text:p text:style-name="P1"><text:span text:style-name="T2">branching</text:span></text:p>
          </draw:text-box>
        </draw:frame>
        <draw:line draw:style-name="gr14" draw:text-style-name="P1" draw:layer="layout" svg:x1="16.656cm" svg:y1="6.859cm" svg:x2="16.65cm" svg:y2="11.044cm">
          <text:p/>
        </draw:line>
        <draw:frame draw:style-name="gr19" draw:text-style-name="P3" draw:layer="layout" svg:width="2.305cm" svg:height="3.539cm" svg:x="15.881cm" svg:y="11.115cm">
          <draw:text-box>
            <text:p text:style-name="P1"><text:span text:style-name="T2">urgent</text:span></text:p>
            <text:p text:style-name="P1"><text:span text:style-name="T2">and</text:span></text:p>
            <text:p text:style-name="P1"><text:span text:style-name="T2">high</text:span></text:p>
            <text:p text:style-name="P1"><text:span text:style-name="T2">bugs</text:span></text:p>
            <text:p text:style-name="P1"><text:span text:style-name="T2">deadline</text:span></text:p>
            <text:p text:style-name="P1"><text:span text:style-name="T2"/></text:p>
            <text:p text:style-name="P1"><text:span text:style-name="T2">Translation</text:span></text:p>
            <text:p text:style-name="P1"><text:span text:style-name="T2">check</text:span></text:p>
          </draw:text-box>
        </draw:frame>
        <draw:line draw:style-name="gr14" draw:text-style-name="P1" draw:layer="layout" svg:x1="18.209cm" svg:y1="6.86cm" svg:x2="18.203cm" svg:y2="11.045cm">
          <text:p/>
        </draw:line>
        <draw:frame draw:style-name="gr20" draw:text-style-name="P3" draw:layer="layout" svg:width="1.912cm" svg:height="7.238cm" svg:x="17.589cm" svg:y="11.024cm">
          <draw:text-box>
            <text:p text:style-name="P1"><text:span text:style-name="T2">normal</text:span></text:p>
            <text:p text:style-name="P1"><text:span text:style-name="T2">and</text:span></text:p>
            <text:p text:style-name="P1"><text:span text:style-name="T2">low</text:span></text:p>
            <text:p text:style-name="P1"><text:span text:style-name="T2">bugs </text:span></text:p>
            <text:p text:style-name="P1"><text:span text:style-name="T2">deadline</text:span></text:p>
            <text:p text:style-name="P1"><text:span text:style-name="T2"/></text:p>
            <text:p text:style-name="P1"><text:span text:style-name="T2">user</text:span></text:p>
            <text:p text:style-name="P1"><text:span text:style-name="T2">interface</text:span></text:p>
            <text:p text:style-name="P1"><text:span text:style-name="T2">freeze</text:span></text:p>
            <text:p text:style-name="P1"><text:span text:style-name="T2"/></text:p>
            <text:p text:style-name="P1"><text:span text:style-name="T2">Beta</text:span></text:p>
            <text:p text:style-name="P1"><text:span text:style-name="T2">Freeze</text:span></text:p>
            <text:p text:style-name="P1"><text:span text:style-name="T2"/></text:p>
            <text:p text:style-name="P1"><text:span text:style-name="T2">warn for</text:span></text:p>
            <text:p text:style-name="P1"><text:span text:style-name="T2"><text:s/></text:span><text:span text:style-name="T2">EOL of</text:span></text:p>
            <text:p text:style-name="P1"><text:span text:style-name="T2">previous</text:span></text:p>
            <text:p text:style-name="P1"><text:span text:style-name="T2">release</text:span></text:p>
          </draw:text-box>
        </draw:frame>
        <draw:line draw:style-name="gr14" draw:text-style-name="P1" draw:layer="layout" svg:x1="19.941cm" svg:y1="6.861cm" svg:x2="19.935cm" svg:y2="11.046cm">
          <text:p/>
        </draw:line>
        <draw:frame draw:style-name="gr21" draw:text-style-name="P3" draw:layer="layout" svg:width="2.191cm" svg:height="4.361cm" svg:x="19.067cm" svg:y="11.117cm">
          <draw:text-box>
            <text:p text:style-name="P1"><text:span text:style-name="T2">translation</text:span></text:p>
            <text:p text:style-name="P1"><text:span text:style-name="T2">freeze</text:span></text:p>
            <text:p text:style-name="P1"><text:span text:style-name="T2"/></text:p>
            <text:p text:style-name="P1"><text:span text:style-name="T2">RC</text:span></text:p>
            <text:p text:style-name="P1"><text:span text:style-name="T2">Freeze</text:span></text:p>
            <text:p text:style-name="P1"><text:span text:style-name="T2"/></text:p>
            <text:p text:style-name="P1"><text:span text:style-name="T2">open</text:span></text:p>
            <text:p text:style-name="P1"><text:span text:style-name="T2">stable</text:span></text:p>
            <text:p text:style-name="P1"><text:span text:style-name="T2">binary</text:span></text:p>
            <text:p text:style-name="P1"><text:span text:style-name="T2">repository</text:span></text:p>
          </draw:text-box>
        </draw:frame>
        <draw:line draw:style-name="gr14" draw:text-style-name="P1" draw:layer="layout" svg:x1="21.794cm" svg:y1="6.862cm" svg:x2="21.788cm" svg:y2="11.047cm">
          <text:p/>
        </draw:line>
        <draw:line draw:style-name="gr2" draw:text-style-name="P1" draw:layer="layout" svg:x1="21.793cm" svg:y1="5.961cm" svg:x2="21.793cm" svg:y2="6.877cm">
          <text:p/>
        </draw:line>
        <draw:frame draw:style-name="gr22" draw:text-style-name="P3" draw:layer="layout" svg:width="1.518cm" svg:height="2.306cm" svg:x="21.242cm" svg:y="11.118cm">
          <draw:text-box>
            <text:p text:style-name="P1"><text:span text:style-name="T2">final</text:span></text:p>
            <text:p text:style-name="P1"><text:span text:style-name="T2">freeze</text:span></text:p>
            <text:p text:style-name="P1"><text:span text:style-name="T2"/></text:p>
            <text:p text:style-name="P1"><text:span text:style-name="T2">RC</text:span></text:p>
            <text:p text:style-name="P1"><text:span text:style-name="T2">freeze</text:span></text:p>
          </draw:text-box>
        </draw:frame>
        <draw:line draw:style-name="gr23" draw:text-style-name="P1" draw:layer="layout" svg:x1="0.978cm" svg:y1="4.616cm" svg:x2="28.7cm" svg:y2="4.5cm">
          <text:p/>
        </draw:line>
        <draw:frame draw:style-name="gr24" draw:text-style-name="P4" draw:layer="layout" svg:width="4.359cm" svg:height="0.763cm" svg:x="9.631cm" svg:y="3.7cm">
          <draw:text-box>
            <text:p><text:span text:style-name="T3">Open</text:span><text:span text:style-name="T4"> </text:span><text:span text:style-name="T3">development</text:span></text:p>
          </draw:text-box>
        </draw:frame>
        <draw:line draw:style-name="gr25" draw:text-style-name="P1" draw:layer="layout" svg:x1="14.414cm" svg:y1="4.616cm" svg:x2="14.414cm" svg:y2="5.532cm">
          <text:p/>
        </draw:line>
        <draw:line draw:style-name="gr26" draw:text-style-name="P1" draw:layer="layout" svg:x1="14.414cm" svg:y1="5.531cm" svg:x2="18.453cm" svg:y2="5.531cm">
          <text:p/>
        </draw:line>
        <draw:frame draw:style-name="gr27" draw:text-style-name="P5" draw:layer="layout" svg:width="5.375cm" svg:height="0.763cm" svg:x="16.389cm" svg:y="4.891cm">
          <draw:text-box>
            <text:p><text:span text:style-name="T5">Restricted Development</text:span></text:p>
          </draw:text-box>
        </draw:frame>
        <draw:line draw:style-name="gr28" draw:text-style-name="P1" draw:layer="layout" svg:x1="18.453cm" svg:y1="5.531cm" svg:x2="28.7cm" svg:y2="5.5cm">
          <text:p/>
        </draw:line>
        <draw:line draw:style-name="gr25" draw:text-style-name="P1" draw:layer="layout" svg:x1="1.366cm" svg:y1="5.531cm" svg:x2="4.473cm" svg:y2="5.531cm">
          <text:p/>
        </draw:line>
        <draw:frame draw:style-name="gr29" draw:text-style-name="P6" draw:layer="layout" svg:width="1.984cm" svg:height="0.645cm" svg:x="1.864cm" svg:y="4.983cm">
          <draw:text-box>
            <text:p><text:span text:style-name="T6">pre-alpha</text:span></text:p>
          </draw:text-box>
        </draw:frame>
        <draw:line draw:style-name="gr25" draw:text-style-name="P1" draw:layer="layout" svg:x1="1cm" svg:y1="6.5cm" svg:x2="28.7cm" svg:y2="6.5cm">
          <text:p/>
        </draw:line>
        <draw:line draw:style-name="gr2" draw:text-style-name="P1" draw:layer="layout" svg:x1="22.9cm" svg:y1="5.9cm" svg:x2="22.9cm" svg:y2="6.816cm">
          <text:p/>
        </draw:line>
        <draw:line draw:style-name="gr2" draw:text-style-name="P1" draw:layer="layout" svg:x1="2.842cm" svg:y1="5.961cm" svg:x2="2.842cm" svg:y2="6.877cm">
          <text:p/>
        </draw:line>
        <draw:line draw:style-name="gr2" draw:text-style-name="P1" draw:layer="layout" svg:x1="23.6cm" svg:y1="5.9cm" svg:x2="23.6cm" svg:y2="6.816cm">
          <text:p/>
        </draw:line>
        <draw:line draw:style-name="gr2" draw:text-style-name="P1" draw:layer="layout" svg:x1="24.3cm" svg:y1="5.9cm" svg:x2="24.3cm" svg:y2="6.816cm">
          <text:p/>
        </draw:line>
        <draw:line draw:style-name="gr2" draw:text-style-name="P1" draw:layer="layout" svg:x1="25cm" svg:y1="5.9cm" svg:x2="25cm" svg:y2="6.816cm">
          <text:p/>
        </draw:line>
        <draw:line draw:style-name="gr2" draw:text-style-name="P1" draw:layer="layout" svg:x1="25.7cm" svg:y1="5.9cm" svg:x2="25.7cm" svg:y2="6.816cm">
          <text:p/>
        </draw:line>
        <draw:line draw:style-name="gr2" draw:text-style-name="P1" draw:layer="layout" svg:x1="26.5cm" svg:y1="5.9cm" svg:x2="26.5cm" svg:y2="6.816cm">
          <text:p/>
        </draw:line>
        <draw:line draw:style-name="gr2" draw:text-style-name="P1" draw:layer="layout" svg:x1="27.2cm" svg:y1="5.9cm" svg:x2="27.2cm" svg:y2="6.816cm">
          <text:p/>
        </draw:line>
        <draw:line draw:style-name="gr3" draw:text-style-name="P1" draw:layer="layout" svg:x1="28.029cm" svg:y1="5.963cm" svg:x2="28.029cm" svg:y2="7.794cm">
          <text:p/>
        </draw:line>
        <draw:frame draw:style-name="gr22" draw:text-style-name="P3" draw:layer="layout" svg:width="1.886cm" svg:height="2.306cm" svg:x="27.042cm" svg:y="7.918cm">
          <draw:text-box>
            <text:p text:style-name="P1"><text:span text:style-name="T2">EOL</text:span></text:p>
            <text:p text:style-name="P1"><text:span text:style-name="T2">of</text:span></text:p>
            <text:p text:style-name="P1"><text:span text:style-name="T2">previous</text:span></text:p>
            <text:p text:style-name="P1"><text:span text:style-name="T2">release</text:span></text:p>
            <text:p text:style-name="P1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3T15:37:10</meta:creation-date>
    <dc:date>2011-10-03T10:30:50</dc:date>
    <meta:editing-duration>PT3H3M51S</meta:editing-duration>
    <meta:editing-cycles>44</meta:editing-cycles>
    <meta:generator>LibreOffice/3.3$Unix LibreOffice_project/330m19$Build-7</meta:generator>
    <meta:document-statistic meta:object-count="80"/>
  </office:meta>
</office:document-meta>
</file>